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draw:marker-start-width="0.15cm" draw:marker-end-width="0.15cm" draw:stroke-linejoin="miter" draw:fill="solid" draw:fill-color="#ffccaa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svg:stroke-color="#000000" draw:marker-start-width="0.15cm" draw:marker-end-width="0.15cm" draw:stroke-linejoin="miter" draw:fill="solid" draw:fill-color="#e6e6e6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svg:stroke-color="#000000" draw:marker-start-width="0.15cm" draw:marker-end-width="0.15cm" draw:stroke-linejoin="miter" draw:fill="non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000000" draw:marker-start-width="0.15cm" draw:marker-end-width="0.15cm" draw:stroke-linejoin="miter" draw:fill="solid" draw:fill-color="#5cd600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000000" draw:marker-start-width="0.15cm" draw:marker-end-width="0.15cm" draw:stroke-linejoin="miter" draw:fill="solid" draw:fill-color="#0066bc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svg:stroke-color="#000000" draw:marker-start-width="0.15cm" draw:marker-end-width="0.15cm" draw:stroke-linejoin="miter" draw:fill="solid" draw:fill-color="#e6ff00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000000" draw:marker-start-width="0.15cm" draw:marker-end-width="0.15cm" draw:stroke-linejoin="miter" draw:fill="solid" draw:fill-color="#ffccaa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000000" draw:marker-start-width="0.15cm" draw:marker-end-width="0.15cm" draw:stroke-linejoin="miter" draw:fill="solid" draw:fill-color="#4d2d15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cm" svg:stroke-color="#000000" draw:marker-start-width="0.15cm" draw:marker-end-width="0.15cm" draw:stroke-linejoin="round" draw:fill="solid" draw:fill-color="#ffffff" fo:padding-top="0.175cm" fo:padding-bottom="0.175cm" fo:padding-left="0.3cm" fo:padding-right="0.3cm"/>
    </style:style>
    <style:style style:name="gr10" style:family="graphic" style:parent-style-name="standard">
      <style:graphic-properties draw:stroke="solid" svg:stroke-width="0.1cm" svg:stroke-color="#000000" draw:marker-start-width="0.15cm" draw:marker-end-width="0.15cm" draw:stroke-linejoin="miter" draw:fill="solid" draw:fill-color="#ffffff" fo:padding-top="0.175cm" fo:padding-bottom="0.175cm" fo:padding-left="0.3cm" fo:padding-right="0.3cm"/>
    </style:style>
    <style:style style:name="gr11" style:family="graphic" style:parent-style-name="standard">
      <style:graphic-properties draw:stroke="solid" svg:stroke-width="0.1cm" svg:stroke-color="#000000" draw:marker-start-width="0.15cm" draw:marker-end-width="0.15cm" draw:stroke-linejoin="miter" draw:fill="solid" draw:fill-color="#000000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05cm" svg:stroke-color="#000000" draw:marker-start-width="0.275cm" draw:marker-end-width="0.275cm" draw:fill="gradient" draw:fill-color="#00ff00" draw:fill-gradient-name="Gradient_20_10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solid" svg:stroke-width="0.05cm" svg:stroke-color="#000000" draw:marker-start-width="0.275cm" draw:marker-end-width="0.275cm" draw:fill="gradient" draw:fill-color="#ff00ff" draw:fill-gradient-name="Gradient_20_9" draw:textarea-vertical-align="middle" fo:padding-top="0.1cm" fo:padding-bottom="0.1cm" fo:padding-left="0.225cm" fo:padding-right="0.225cm"/>
    </style:style>
    <style:style style:name="gr14" style:family="graphic" style:parent-style-name="standard">
      <style:graphic-properties draw:stroke="solid" svg:stroke-width="0.05cm" svg:stroke-color="#000000" draw:marker-start-width="0.275cm" draw:marker-end-width="0.275cm" draw:fill="gradient" draw:fill-color="#00ff00" draw:fill-gradient-name="Gradient_20_8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.05cm" svg:stroke-color="#000000" draw:marker-start-width="0.275cm" draw:marker-end-width="0.275cm" draw:fill="solid" draw:fill-color="#008000" draw:textarea-vertical-align="middle" fo:padding-top="0.1cm" fo:padding-bottom="0.1cm" fo:padding-left="0.225cm" fo:padding-right="0.225cm"/>
    </style:style>
    <style:style style:name="gr16" style:family="graphic" style:parent-style-name="standard">
      <style:graphic-properties draw:stroke="solid" svg:stroke-width="0.05cm" svg:stroke-color="#000000" draw:marker-start-width="0.275cm" draw:marker-end-width="0.275cm" draw:fill="gradient" draw:fill-color="#ffffff" draw:fill-gradient-name="Gradient_20_13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draw:stroke="solid" svg:stroke-width="0.02cm" svg:stroke-color="#000000" draw:marker-start-width="0.23cm" draw:marker-end-width="0.23cm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18" style:family="graphic" style:parent-style-name="standard">
      <style:graphic-properties draw:stroke="solid" svg:stroke-width="0.05cm" svg:stroke-color="#000000" draw:marker-start-width="0.275cm" draw:marker-end-width="0.275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>
      <style:graphic-properties draw:stroke="solid" svg:stroke-width="0.01cm" svg:stroke-color="#000000" draw:marker-start-width="0.215cm" draw:marker-end-width="0.215cm" draw:fill="solid" draw:fill-color="#ffffff" draw:textarea-horizontal-align="justify" draw:textarea-vertical-align="middle" draw:auto-grow-height="false" fo:padding-top="0.13cm" fo:padding-bottom="0.13cm" fo:padding-left="0.255cm" fo:padding-right="0.255cm"/>
    </style:style>
    <style:style style:name="gr20" style:family="graphic" style:parent-style-name="objectwithoutfill">
      <style:graphic-properties draw:stroke="solid" svg:stroke-width="0.05cm" svg:stroke-color="#000000" draw:marker-start-width="0.275cm" draw:marker-end-width="0.275cm" draw:fill="none" draw:fill-color="#008000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.05cm" svg:stroke-color="#000000" draw:marker-start-width="0.275cm" draw:marker-end-width="0.275cm" draw:fill="solid" draw:fill-color="#00ae00" draw:textarea-vertical-align="middle" fo:padding-top="0.1cm" fo:padding-bottom="0.1cm" fo:padding-left="0.225cm" fo:padding-right="0.225cm"/>
    </style:style>
    <style:style style:name="gr22" style:family="graphic" style:parent-style-name="objectwithoutfill">
      <style:graphic-properties draw:stroke="solid" svg:stroke-width="0.05cm" svg:stroke-color="#000000" draw:marker-start-width="0.275cm" draw:marker-end-width="0.275cm" draw:fill="none" draw:fill-color="#00ae00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draw:stroke="solid" svg:stroke-width="0.05cm" svg:stroke-color="#ff0000" draw:marker-start-width="0.275cm" draw:marker-end-width="0.275cm" draw:fill="none" draw:fill-color="#00ae00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5.359cm" svg:height="2.178cm" svg:x="4.166cm" svg:y="10.906cm" svg:viewBox="0 0 5360 2179" svg:d="m5336 1135c170 352-609 236-774 742-525 378-1267 70-1847 172-336-14-657-146-984-235-40 12-447 37-510 59-60 72-117 140-180 193-37 32-208 109-260 113h-14l-425-26c-40-16 168-316 173-329 8-20 20-41 34-62 9-11 18-23 29-35-15 2 174-112 160-112-44 0-415 32-455-19 0 0-225 47-282-218-36-45 708-232 719-245 10-11-411-90-436-115-44-45-200-171-141-282s392-79 435-57c51 26 311-41 364-14 9-89-131-581-24-657s531 426 532 459c3 52 3 105 12 155 4 18 9 35 17 51 6 12 14 23 23 33 60 24 134 117 200 163 271 198 415 160 837 50 384 127 740-159 1131-138 663-691 1494 226 1666 354z">
          <text:p/>
        </draw:path>
        <draw:path draw:style-name="gr2" draw:layer="layout" svg:width="3.328cm" svg:height="1.652cm" svg:x="8.572cm" svg:y="19.073cm" svg:viewBox="0 0 3329 1653" svg:d="m1652 0c-581 114-1058 223-1551 582-110 131-105 258-97 420 43 140 93 277 129 420 503 47 1059 349 1585 180 552 7 1110-187 1567-519 105-313-8-737-33-1083-509 160-1088 134-1600 0z">
          <text:p/>
        </draw:path>
        <draw:path draw:style-name="gr3" draw:layer="layout" svg:width="3.102cm" svg:height="0.475cm" svg:x="8.704cm" svg:y="19.962cm" svg:viewBox="0 0 3103 476" svg:d="m0 259c595-102 1189 288 1808 205 575-19 873-437 1295-464">
          <text:p/>
        </draw:path>
        <draw:path draw:style-name="gr2" draw:layer="layout" svg:width="3.381cm" svg:height="1.978cm" svg:x="10.563cm" svg:y="19.105cm" svg:viewBox="0 0 3382 1979" svg:d="m1713 65c-462 247-1159 373-1616 759-78 165-75 355-97 534 26 236 166 386 339 533 470 182 993 40 1471-48 420-15 915-111 1207-431 451-423 376-824 329-1412-544 41-1087 65-1633 65z">
          <text:p/>
        </draw:path>
        <draw:path draw:style-name="gr4" draw:layer="layout" svg:width="3.174cm" svg:height="3.297cm" svg:x="7.622cm" svg:y="8.872cm" svg:viewBox="0 0 3175 3298" svg:d="m2542 0c-628 333-1121 783-1530 1352-398 365-786 680-1012 1182 647 355 1390 447 2043 764 584-729 829-1658 1132-2528z">
          <text:p/>
        </draw:path>
        <draw:path draw:style-name="gr5" draw:layer="layout" svg:width="1.769cm" svg:height="4.569cm" svg:x="12.122cm" svg:y="14.805cm" svg:viewBox="0 0 1770 4570" svg:d="m124 317c-26 142-162 512-114 754 37 186 93 372 137 549 95 465-81 911-114 1371 94 404-25 1042 251 1326 481 363 1219 346 1486-114-46-183-11-292-91-480-236-501-124-1073-46-1600 10-694 140-1364 114-2057-396-147-1372-41-1623 251z">
          <text:p/>
        </draw:path>
        <draw:path draw:style-name="gr5" draw:layer="layout" svg:width="1.769cm" svg:height="4.505cm" svg:x="10.088cm" svg:y="14.782cm" svg:viewBox="0 0 1770 4506" svg:d="m124 317c-26 142-162 512-114 754 173 511 196 989 69 1509 3 510-160 1362 205 1737 521 206 1044 337 1486-114-228-705-246-1347-137-2080 5-695 140-1359 114-2057-396-147-1372-41-1623 251z">
          <text:p/>
        </draw:path>
        <draw:path draw:style-name="gr6" draw:layer="layout" svg:width="5.593cm" svg:height="7.645cm" svg:x="9.285cm" svg:y="8.315cm" svg:viewBox="0 0 5594 7646" svg:d="m5483 7381c-513-633-160-1581-95-2306-224-906 359-1874 167-2780-86-568-274-1079-559-1574-327-442-762-693-1316-721-711 104-1428 8-2134 162-520 226-879 601-937 1163-25 508 9 965-226 1423-71 814-341 1640-227 2456 164 950-244 1340-138 2287 819-469 1881 238 2812 134 780-279 2168 348 2653-244z">
          <text:p/>
        </draw:path>
        <draw:path draw:style-name="gr7" draw:layer="layout" svg:width="2.446cm" svg:height="5.513cm" svg:x="14.961cm" svg:y="10.699cm" svg:viewBox="0 0 2447 5514" svg:d="m806 2086c247 552 410 1223 281 1816-142 251-498 34-568 360 123 235 381 236 629 239-81 371-328 731 97 1013 186-165 270-451 272-684 90 248 6 809 431 479 187-235 8-460-45-721 260 239 427 656 544 95-33-229-181-356-343-501-88-217-69-473-89-709 158-550 101-1102 41-1664-431-339-257-1016-638-1369-125-170-239-314-398-440-535-13-903 237-1008 757-106 679 549 862 794 1329z">
          <text:p/>
        </draw:path>
        <draw:path draw:style-name="gr4" draw:layer="layout" svg:width="3.454cm" svg:height="3.395cm" svg:x="13.027cm" svg:y="8.935cm" svg:viewBox="0 0 3455 3396" svg:d="m0 1307c254 389 570 698 919 998 330 323 589 698 824 1091 623-458 1171-1151 1712-1747-260-287-537-555-793-847-359-372-852-424-1261-686-424-191-831-160-1161 190z">
          <text:p/>
        </draw:path>
        <draw:path draw:style-name="gr7" draw:layer="layout" svg:width="2.47cm" svg:height="1.991cm" svg:x="10.686cm" svg:y="7.379cm" svg:viewBox="0 0 2471 1992" svg:d="m19 1481c318 839 1893 562 2452-235-223-453-381-997-869-1235-414-47-817 68-1211 183-318 248-443 969-372 1287z">
          <text:p/>
        </draw:path>
        <draw:path draw:style-name="gr7" draw:layer="layout" svg:width="5.876cm" svg:height="7.729cm" svg:x="8.517cm" svg:y="0.53cm" svg:viewBox="0 0 5877 7730" svg:d="m2692 37c-1911-11-2667 1250-2692 2890 0 343 159 1018 244 1358-40 670-206 1176-8 1829 230 925 851 1417 1745 1616 794-15 1862-285 2457-840 852-697 1109-1878 1422-2909 112-986-366-1926-646-2845-390-1006-1569-1240-2522-1099z">
          <text:p/>
        </draw:path>
        <draw:path draw:style-name="gr8" draw:layer="layout" svg:width="6.293cm" svg:height="5.657cm" svg:x="8.753cm" svg:y="0.092cm" svg:viewBox="0 0 6294 5658" svg:d="m2 1767c-118-1803 4801-2399 5058-973 1381 106 1388 3646 1045 4864-1425-14-684-1666-1513-2081-353-88-471 183-776 259-645-415 8-1691-1034-2133-509 205-1153 522-1681 0-451 0-715 218-1099 64z">
          <text:p/>
        </draw:path>
        <draw:path draw:style-name="gr3" draw:layer="layout" svg:width="1.144cm" svg:height="1.619cm" svg:x="9.657cm" svg:y="3.95cm" svg:viewBox="0 0 1145 1620" svg:d="m779 0c-76 441-502 646-731 869-117 489-47 840 503 731 384-178 538-474 594-869">
          <text:p/>
        </draw:path>
        <draw:path draw:style-name="gr3" draw:layer="layout" svg:width="0.744cm" svg:height="1.088cm" svg:x="12.937cm" svg:y="3.887cm" svg:viewBox="0 0 745 1089" svg:d="m0 73c1072-426 883 1162 91 1005">
          <text:p/>
        </draw:path>
        <draw:path draw:style-name="gr3" draw:layer="layout" svg:width="0.288cm" svg:height="0.559cm" svg:x="13.143cm" svg:y="4.131cm" svg:viewBox="0 0 289 560" svg:d="m0 80c156-273 565 216 0 480">
          <text:p/>
        </draw:path>
        <draw:path draw:style-name="gr9" draw:layer="layout" svg:width="2.218cm" svg:height="0.863cm" svg:x="9.419cm" svg:y="6.221cm" svg:viewBox="0 0 2219 864" svg:d="m0 0c101 1002 1604 1281 2219 32-715 123-1419 310-2219-32z">
          <text:p/>
        </draw:path>
        <draw:path draw:style-name="gr3" draw:layer="layout" svg:width="3.135cm" svg:height="0.813cm" svg:x="10.692cm" svg:y="19.962cm" svg:viewBox="0 0 3136 814" svg:d="m0 695c572 123 1193 186 1636 11 533-71 1009-182 1500-706">
          <text:p/>
        </draw:path>
        <draw:path draw:style-name="gr10" draw:layer="layout" svg:width="1.025cm" svg:height="1.174cm" svg:x="10.739cm" svg:y="3.187cm" svg:viewBox="0 0 1026 1175" svg:d="m108 373c-249 548-56 869 479 790 164 73 506-328 428-594 59-714-560-729-907-196z">
          <text:p/>
        </draw:path>
        <draw:path draw:style-name="gr11" draw:layer="layout" svg:width="0.436cm" svg:height="0.471cm" svg:x="11.114cm" svg:y="3.756cm" svg:viewBox="0 0 437 472" svg:d="m310 12c-252-84-452 303-178 437 274 133 430-354 178-437z">
          <text:p/>
        </draw:path>
        <draw:path draw:style-name="gr10" draw:layer="layout" svg:width="0.936cm" svg:height="1.23cm" svg:x="9.183cm" svg:y="3.194cm" svg:viewBox="0 0 937 1231" svg:d="m568 0c-431 97-633 425-549 914 497 918 1442-402 549-914z">
          <text:p/>
        </draw:path>
        <draw:path draw:style-name="gr11" draw:layer="layout" svg:width="0.437cm" svg:height="0.431cm" svg:x="9.489cm" svg:y="3.799cm" svg:viewBox="0 0 438 432" svg:d="m15 150c-97 273 307 403 407 132s-310-406-407-132z">
          <text:p/>
        </draw:path>
        <draw:path draw:style-name="gr3" draw:layer="layout" svg:width="1.025cm" svg:height="1.174cm" svg:x="10.739cm" svg:y="3.187cm" svg:viewBox="0 0 1026 1175" svg:d="m108 373c-249 548-56 869 479 790 164 73 506-328 428-594 59-714-560-729-907-196z">
          <text:p/>
        </draw:path>
        <draw:path draw:style-name="gr3" draw:layer="layout" svg:width="0.936cm" svg:height="1.23cm" svg:x="9.183cm" svg:y="3.194cm" svg:viewBox="0 0 937 1231" svg:d="m568 0c-431 97-633 425-549 914 497 918 1442-402 549-914z">
          <text:p/>
        </draw:path>
        <draw:g>
          <draw:path draw:style-name="gr12" draw:text-style-name="P1" draw:layer="layout" svg:width="1.115cm" svg:height="0.579cm" svg:x="10.808cm" svg:y="11.741cm" svg:viewBox="0 0 1116 580" svg:d="m0 201c21 13 90 58 126 76 3-44-22-123-8-152 17 62 167 145 174 140 21-17 42-53 38-101 49 54 90-28 158 38 9-52 37-62 47-126 60-10 35-52 90-73 50-19 440 57 487 99 42 39-197 593-1003 457-49 4-109-358-109-358z">
            <text:p/>
          </draw:path>
          <draw:path draw:style-name="gr13" draw:text-style-name="P1" draw:layer="layout" svg:width="0.774cm" svg:height="0.442cm" svg:x="10.968cm" svg:y="11.907cm" svg:viewBox="0 0 775 443" svg:d="m625 17c-32 16-6-20-41-12-32 6-67-10-101-4-37 7-75 16-101 45-28 32-64 53-101 72-38 21-119 24-129 60-9 32-158 179-152 212 9 44 269-28 303-13 35 15 66 39 101 54 39 17 79 12 117 6 39-6 70-33 98-56 33-27 30-78 67-102 33-21 72-101 88-139 13-31-121-137-149-123z">
            <text:p/>
          </draw:path>
          <draw:path draw:style-name="gr14" draw:text-style-name="P1" draw:layer="layout" svg:width="0.505cm" svg:height="1.543cm" svg:x="10.305cm" svg:y="10.72cm" svg:viewBox="0 0 506 1544" svg:d="m365 1189c-35-21-15-344-11-377 3-36 52-84-23-95-36-6-78-25-88-63-10-37 3-77-3-114-7-39-17-196-35-230-20-39-59-12-101-23-50-13-19-191-29-287-24 117-90 318-72 351 16 30 104 286 88 322-16 35-75 51-63 101 9 37 202 170 199 209-2 35-218 454 112 554 27 30 167-39 167-39z">
            <text:p/>
          </draw:path>
          <draw:path draw:style-name="gr14" draw:text-style-name="P1" draw:layer="layout" svg:width="2.033cm" svg:height="2.279cm" svg:x="10.507cm" svg:y="10.839cm" svg:viewBox="0 0 2034 2280" svg:d="m1518 98c330 22 453 358 450 401-4 42-17 82-16 124 1 40-23 93 8 120 35 29 82 283 73 324-9 43-25 86-50 123-25 39-51 79-66 124-13 39-9 82-15 123-6 40 81 431 89 475 6 38 27 76 15 116-328 246-643 203-683 224-68 34-203-90-239-124-38-35-91-2-124 23-36 29-81 44-119 70-37 25-91 11-116-19-46-198-137-116-174-101-51 22-91 67-143 89-46 19-83 56-131 73-38 14-80 26-124 8-38-16-70-34-115-38-37-4-66-92 7-97 51-4 257-136 244-344-9-41-5-81-31-119-27-39-39-86-62-128-22-41-39-80-39-123 1-46 36-84 58-123 22-38 43-77 54-120 8-30-54-121 35-66 41 26 104 212 101 294 70-97 99-25 124-144 38 12 82 162 120 174 40-13 69-275 109-288 32 5 84 194 109 268 27-23 4-313 58-261 13 11 189 305 160 201-10-39 356-223 367-263 11-38-294-57-307-94-70-188-230-36-243-3-26 71-57 8-92 5-1-20-22-87-22-87-109 82-127 0-173-36-9 72-16 99-71 163-31-30-25-108-93-91-40 10-75 61-116 46-56-20 9-72-27-115-26-31-49-75-39-116s-5-75-3-116c1-42-10-82-16-124-5-38-2-77 0-115 2-43 19-85 46-116 33-38 49-83 74-124 27-44 52-92 89-127 28-27 65-50 119-42 44 6 940 96 940 96z">
            <text:p/>
          </draw:path>
          <draw:path draw:style-name="gr15" draw:text-style-name="P1" draw:layer="layout" svg:width="0.197cm" svg:height="0.179cm" svg:x="11.833cm" svg:y="11.334cm" svg:viewBox="0 0 198 180" svg:d="m143 8c32 29 62 72 54 119-14 78-56 33-108 51-55 18-52-69-82-109-31-41 46-72 82-61l23-8z">
            <text:p/>
          </draw:path>
          <draw:path draw:style-name="gr15" draw:text-style-name="P1" draw:layer="layout" svg:width="0.283cm" svg:height="0.313cm" draw:transform="skewX (0.00279252680319089) rotate (-0.964992543427666) translate (12.2163187140169cm 11.5191047487333cm)" svg:viewBox="0 0 284 314" svg:d="m143 98c57-17 76 50 105 81 26 29 58 94 15 120-26 16-91 35-92-32-2-59-73-38-108-23-53 22-77-57-55-93v-50-38l106-63z">
            <text:p/>
          </draw:path>
          <draw:path draw:style-name="gr15" draw:text-style-name="P1" draw:layer="layout" svg:width="0.293cm" svg:height="0.37cm" svg:x="11.816cm" svg:y="12.088cm" svg:viewBox="0 0 294 371" svg:d="m101 4c50 11 106 35 127 85 16 39 10 85 16 127 5 43 56 74 50 116-8 55-84 30-128 39-49 9-66-52-84-89-22-43 68-115-20-85-63 21-59-44-62-78-4-49 24-84 47-119l31 8z">
            <text:p/>
          </draw:path>
          <draw:path draw:style-name="gr15" draw:text-style-name="P1" draw:layer="layout" svg:width="0.396cm" svg:height="0.305cm" svg:x="11.992cm" svg:y="12.605cm" svg:viewBox="0 0 397 306" svg:d="m242 0c25 40 12 81 23 127 13 58 71 54 104 78 82 58-40 56-66 85-47 53-77-42-112-70-40-33-93-64-131-35-62 49-73-47-46-73l19-38 39-28-16-11z">
            <text:p/>
          </draw:path>
          <draw:path draw:style-name="gr15" draw:text-style-name="P1" draw:layer="layout" svg:width="0.426cm" svg:height="0.318cm" svg:x="11.976cm" svg:y="10.986cm" svg:viewBox="0 0 427 319" svg:d="m51 1c61-8 118 34 178 31 61-3 61 61 88 93 33 37 125 51 108 104-16 52-88 64-139 85-44 18-88-18-131-27-54-12-47-84-108-77l-38 23-9-131z">
            <text:p/>
          </draw:path>
          <draw:path draw:style-name="gr14" draw:text-style-name="P1" draw:layer="layout" svg:width="0.656cm" svg:height="1.395cm" svg:x="12.182cm" svg:y="10.724cm" svg:viewBox="0 0 657 1396" svg:d="m84 1396c26-33 114-122 148-148 31-24 70-10 105-13 35-3 81 12 101-38 15-38 46-294 50-328 4-32 104-184 110-218 6-33 68-337 58-370-12-37-29-84-70-95-55-13-33-63-25-91 9-32 21-63 31-95-27 16-68 22-82 48-18 32-91 277-69 303 27 30 26 64 25 98 0 39-100 153-95 189 5 35-1 75-25 101-28 31-64 58-101 79-34 19-66 50-73 92-5 34-18 68-22 104-3 34 2 71-16 101-16 29-89 54-134 81 103 33 84 200 84 200z">
            <text:p/>
          </draw:path>
          <draw:custom-shape draw:style-name="gr16" draw:text-style-name="P1" draw:layer="layout" svg:width="0.475cm" svg:height="0.671cm" draw:transform="rotate (-0.0813323431429363) translate (11.074cm 10.624cm)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16" draw:text-style-name="P1" draw:layer="layout" svg:width="0.474cm" svg:height="0.671cm" svg:x="11.28cm" svg:y="10.61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16" draw:text-style-name="P1" draw:layer="layout" svg:width="0.475cm" svg:height="0.671cm" draw:transform="skewX (-0.00296705972839037) rotate (0.0827286065445312) translate (11.461cm 10.647cm)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17" draw:text-style-name="P1" draw:layer="layout" svg:width="0.12cm" svg:height="0.161cm" draw:transform="skewX (0.00628318530717958) rotate (-0.338070276111302) translate (11.605cm 10.972cm)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18" draw:text-style-name="P1" draw:layer="layout" svg:width="0.12cm" svg:height="0.164cm" draw:transform="skewX (-0.0122173047639602) rotate (-0.718552053046065) translate (11.652cm 10.965cm)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19" draw:text-style-name="P1" draw:layer="layout" svg:width="0.098cm" svg:height="0.158cm" draw:transform="skewX (0.0062831853071796) rotate (-0.106988683147252) translate (11.336cm 10.988cm)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18" draw:text-style-name="P1" draw:layer="layout" svg:width="0.093cm" svg:height="0.155cm" draw:transform="skewX (-0.006457718232379) rotate (-0.358316095434435) translate (11.364cm 10.98cm)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18" draw:text-style-name="P1" draw:layer="layout" svg:width="0.108cm" svg:height="0.15cm" draw:transform="rotate (-0.487470460082016) translate (11.159cm 11.002cm)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path draw:style-name="gr20" draw:text-style-name="P1" draw:layer="layout" svg:width="0.263cm" svg:height="0.047cm" draw:transform="skewX (-0.0186750229963394) rotate (0.548033385126219) translate (11.701955043317cm 11.3430689723699cm)" svg:viewBox="0 0 264 48" svg:d="m264 42c-71-22-171 48-264-42">
            <text:p/>
          </draw:path>
          <draw:path draw:style-name="gr20" draw:text-style-name="P1" draw:layer="layout" svg:width="0.148cm" svg:height="0.014cm" draw:transform="skewX (-0.0357792496658838) rotate (-0.149574716895915) translate (11.4515460868633cm 11.3271230953975cm)" svg:viewBox="0 0 149 15" svg:d="m149 0c-106 33-99 0-149 0">
            <text:p/>
          </draw:path>
          <draw:path draw:style-name="gr20" draw:text-style-name="P1" draw:layer="layout" svg:width="0.251cm" svg:height="0.105cm" draw:transform="rotate (-0.285186799775874) translate (11.0488349422105cm 11.1980770176555cm)" svg:viewBox="0 0 252 106" svg:d="m252 93c-135 48-167-52-252-93">
            <text:p/>
          </draw:path>
          <draw:path draw:style-name="gr21" draw:text-style-name="P1" draw:layer="layout" svg:width="0.182cm" svg:height="0.22cm" svg:x="11.632cm" svg:y="11.491cm" svg:viewBox="0 0 183 221" svg:d="m131 3c53-20 78 64 15 85-47 16-25 84-62 116-64 55-41-39-58-66-17-29-56-97 16-104l8-8z">
            <text:p/>
          </draw:path>
          <draw:path draw:style-name="gr21" draw:text-style-name="P1" draw:layer="layout" svg:width="0.28cm" svg:height="0.268cm" svg:x="11.486cm" svg:y="12.428cm" svg:viewBox="0 0 281 269" svg:d="m180 31c51-4 76 46 93 89 20 48 1 110-39 119-43 11-82 57-123 8-35-42 70-100-23-100-30 0-103 20-85-39l15-38 35-39 12-31z">
            <text:p/>
          </draw:path>
          <draw:path draw:style-name="gr21" draw:text-style-name="P1" draw:layer="layout" svg:width="0.217cm" svg:height="0.198cm" svg:x="11.135cm" svg:y="12.605cm" svg:viewBox="0 0 218 199" svg:d="m138 0c33 13 107 34 69 89-21 31-18 90-73 92-39 2-88 34-120 8-37-30 11-81 0-123l4-39v-19z">
            <text:p/>
          </draw:path>
          <draw:path draw:style-name="gr22" draw:text-style-name="P1" draw:layer="layout" svg:width="0.317cm" svg:height="0.08cm" draw:transform="skewX (0.00314159265358984) rotate (-1.76540053839226) translate (12.0393236548935cm 11.6363281935452cm)" svg:viewBox="0 0 318 81" svg:d="m318 29c-91-1-281-92-318 52">
            <text:p/>
          </draw:path>
          <draw:path draw:style-name="gr22" draw:text-style-name="P1" draw:layer="layout" svg:width="0.191cm" svg:height="0.041cm" draw:transform="rotate (0.579972910437716) translate (11.8831062924165cm 11.6166974954691cm)" svg:viewBox="0 0 192 42" svg:d="m192 0c-78 56-138 40-192 40">
            <text:p/>
          </draw:path>
          <draw:path draw:style-name="gr20" draw:text-style-name="P1" draw:layer="layout" svg:width="0.129cm" svg:height="0.058cm" draw:transform="rotate (-0.148178453494319) translate (12.1929522605533cm 12.1042537416007cm)" svg:viewBox="0 0 130 59" svg:d="m130 0c-59 93-80 48-130 47">
            <text:p/>
          </draw:path>
          <draw:path draw:style-name="gr23" draw:text-style-name="P1" draw:layer="layout" svg:width="0.092cm" svg:height="0.21cm" svg:x="11.767cm" svg:y="10.865cm" svg:viewBox="0 0 93 211" svg:d="m93 0c-23 57-65 52-93 76 19 26 74 56 93 82-21 20-67 32-87 53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square" draw:cx="50%" draw:cy="50%" draw:start-color="#355e00" draw:end-color="#808000" draw:start-intensity="100%" draw:end-intensity="100%" draw:angle="1200" draw:border="40%"/>
    <draw:gradient draw:name="Gradient_20_13" draw:display-name="Gradient 13" draw:style="linear" draw:start-color="#c0c0c0" draw:end-color="#ffffff" draw:start-intensity="95%" draw:end-intensity="100%" draw:angle="0" draw:border="5%"/>
    <draw:gradient draw:name="Gradient_20_8" draw:display-name="Gradient 8" draw:style="square" draw:cx="50%" draw:cy="50%" draw:start-color="#00ff00" draw:end-color="#808000" draw:start-intensity="100%" draw:end-intensity="100%" draw:angle="1200" draw:border="40%"/>
    <draw:gradient draw:name="Gradient_20_9" draw:display-name="Gradient 9" draw:style="rectangular" draw:cx="50%" draw:cy="50%" draw:start-color="#b80047" draw:end-color="#ffffff" draw:start-intensity="100%" draw:end-intensity="100%" draw:angle="450" draw:border="5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7.499cm" fo:page-height="21.17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0-01T08:58:31</dc:date>
    <dc:creator>yves </dc:creator>
    <meta:generator>LibreOffice/4.0.2.2$Linux_X86_64 LibreOffice_project/400m0$Build-2</meta:generator>
    <meta:editing-duration>P0D</meta:editing-duration>
    <meta:editing-cycles>1</meta:editing-cycles>
    <meta:document-statistic meta:object-count="53"/>
  </office:meta>
</office:document-meta>
</file>